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YBAR PEVE FRANCISCO RUDEN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86544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16170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VAREZ GOMEZ, CARLOS RAFA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1204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161708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BAR PEVE FRANCISCO RUDEN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186544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101113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1800</text:p>
          </table:table-cell>
          <table:table-cell table:style-name="Tableau1.D2" office:value-type="string">
            <text:p text:style-name="P8">48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8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09/2021</text:p>
          </table:table-cell>
          <table:table-cell table:style-name="Tabla2.A3" office:value-type="string">
            <text:p text:style-name="P22">393605</text:p>
          </table:table-cell>
          <table:table-cell table:style-name="Tabla2.D3" office:value-type="string">
            <text:p text:style-name="P23">44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TIENE A FAVOR IMPORTE DE 460.00 (DE UN DESPACHO DE 200 UNIDADES QUE QUEDARON PENDIENTE DE SU ULTIMO ENVIO)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3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01:39:1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